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483cm" draw:marker-end-width="0.483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2cm" svg:height="0.635cm" svg:x="2.345cm" svg:y="8.5cm">
          <text:p text:style-name="P2"/>
        </draw:rect>
        <draw:line draw:style-name="gr2" draw:text-style-name="P1" draw:layer="layout" svg:x1="2.728cm" svg:y1="8.827cm" svg:x2="3.185cm" svg:y2="8.827cm">
          <text:p text:style-name="P2"/>
        </draw:line>
        <draw:line draw:style-name="gr2" draw:text-style-name="P1" draw:layer="layout" svg:x1="2.94cm" svg:y1="8.6cm" svg:x2="2.94cm" svg:y2="9.057cm">
          <text:p text:style-name="P2"/>
        </draw:line>
        <draw:line draw:style-name="gr2" draw:text-style-name="P1" draw:layer="layout" svg:x1="3.429cm" svg:y1="8.828cm" svg:x2="3.886cm" svg:y2="8.828cm">
          <text:p text:style-name="P2"/>
        </draw:line>
        <draw:line draw:style-name="gr2" draw:text-style-name="P1" draw:layer="layout" svg:x1="3.641cm" svg:y1="8.601cm" svg:x2="3.641cm" svg:y2="9.058cm">
          <text:p text:style-name="P2"/>
        </draw:line>
        <draw:line draw:style-name="gr2" draw:text-style-name="P1" draw:layer="layout" svg:x1="4.129cm" svg:y1="8.828cm" svg:x2="4.586cm" svg:y2="8.828cm">
          <text:p text:style-name="P2"/>
        </draw:line>
        <draw:line draw:style-name="gr2" draw:text-style-name="P1" draw:layer="layout" svg:x1="4.341cm" svg:y1="8.601cm" svg:x2="4.341cm" svg:y2="9.058cm">
          <text:p text:style-name="P2"/>
        </draw:line>
        <draw:line draw:style-name="gr2" draw:text-style-name="P1" draw:layer="layout" svg:x1="4.829cm" svg:y1="8.828cm" svg:x2="5.286cm" svg:y2="8.828cm">
          <text:p text:style-name="P2"/>
        </draw:line>
        <draw:line draw:style-name="gr2" draw:text-style-name="P1" draw:layer="layout" svg:x1="5.041cm" svg:y1="8.601cm" svg:x2="5.041cm" svg:y2="9.058cm">
          <text:p text:style-name="P2"/>
        </draw:line>
        <draw:line draw:style-name="gr2" draw:text-style-name="P1" draw:layer="layout" svg:x1="5.529cm" svg:y1="8.828cm" svg:x2="5.986cm" svg:y2="8.828cm">
          <text:p text:style-name="P2"/>
        </draw:line>
        <draw:line draw:style-name="gr2" draw:text-style-name="P1" draw:layer="layout" svg:x1="5.741cm" svg:y1="8.601cm" svg:x2="5.741cm" svg:y2="9.058cm">
          <text:p text:style-name="P2"/>
        </draw:line>
        <draw:line draw:style-name="gr2" draw:text-style-name="P1" draw:layer="layout" svg:x1="6.229cm" svg:y1="8.828cm" svg:x2="6.686cm" svg:y2="8.828cm">
          <text:p text:style-name="P2"/>
        </draw:line>
        <draw:line draw:style-name="gr2" draw:text-style-name="P1" draw:layer="layout" svg:x1="6.441cm" svg:y1="8.601cm" svg:x2="6.441cm" svg:y2="9.058cm">
          <text:p text:style-name="P2"/>
        </draw:line>
        <draw:line draw:style-name="gr2" draw:text-style-name="P1" draw:layer="layout" svg:x1="6.929cm" svg:y1="8.828cm" svg:x2="7.386cm" svg:y2="8.828cm">
          <text:p text:style-name="P2"/>
        </draw:line>
        <draw:line draw:style-name="gr2" draw:text-style-name="P1" draw:layer="layout" svg:x1="7.141cm" svg:y1="8.601cm" svg:x2="7.141cm" svg:y2="9.058cm">
          <text:p text:style-name="P2"/>
        </draw:line>
        <draw:line draw:style-name="gr2" draw:text-style-name="P1" draw:layer="layout" svg:x1="7.63cm" svg:y1="8.829cm" svg:x2="8.087cm" svg:y2="8.829cm">
          <text:p text:style-name="P2"/>
        </draw:line>
        <draw:line draw:style-name="gr2" draw:text-style-name="P1" draw:layer="layout" svg:x1="7.842cm" svg:y1="8.602cm" svg:x2="7.842cm" svg:y2="9.059cm">
          <text:p text:style-name="P2"/>
        </draw:line>
        <draw:line draw:style-name="gr2" draw:text-style-name="P1" draw:layer="layout" svg:x1="8.33cm" svg:y1="8.829cm" svg:x2="8.787cm" svg:y2="8.829cm">
          <text:p text:style-name="P2"/>
        </draw:line>
        <draw:line draw:style-name="gr2" draw:text-style-name="P1" draw:layer="layout" svg:x1="8.542cm" svg:y1="8.602cm" svg:x2="8.542cm" svg:y2="9.059cm">
          <text:p text:style-name="P2"/>
        </draw:line>
        <draw:line draw:style-name="gr2" draw:text-style-name="P1" draw:layer="layout" svg:x1="9.03cm" svg:y1="8.829cm" svg:x2="9.487cm" svg:y2="8.829cm">
          <text:p text:style-name="P2"/>
        </draw:line>
        <draw:line draw:style-name="gr2" draw:text-style-name="P1" draw:layer="layout" svg:x1="9.242cm" svg:y1="8.602cm" svg:x2="9.242cm" svg:y2="9.059cm">
          <text:p text:style-name="P2"/>
        </draw:line>
        <draw:line draw:style-name="gr2" draw:text-style-name="P1" draw:layer="layout" svg:x1="6.15cm" svg:y1="2.785cm" svg:x2="6.15cm" svg:y2="8.835cm">
          <text:p text:style-name="P2"/>
        </draw:line>
        <draw:line draw:style-name="gr2" draw:text-style-name="P1" draw:layer="layout" svg:x1="8.055cm" svg:y1="8.2cm" svg:x2="8.055cm" svg:y2="9.47cm">
          <text:p text:style-name="P2"/>
        </draw:line>
        <draw:line draw:style-name="gr2" draw:text-style-name="P1" draw:layer="layout" svg:x1="8.955cm" svg:y1="8.2cm" svg:x2="8.955cm" svg:y2="9.47cm">
          <text:p text:style-name="P2"/>
        </draw:line>
        <draw:rect draw:style-name="gr2" draw:text-style-name="P1" draw:layer="layout" svg:width="0.711cm" svg:height="0.508cm" svg:x="8.157cm" svg:y="8.551cm">
          <text:p text:style-name="P2"/>
        </draw:rect>
        <draw:line draw:style-name="gr3" draw:text-style-name="P1" draw:layer="layout" svg:x1="6.304cm" svg:y1="9.47cm" svg:x2="7.955cm" svg:y2="9.47cm">
          <text:p text:style-name="P2"/>
        </draw:line>
        <draw:line draw:style-name="gr2" draw:text-style-name="P1" draw:layer="layout" svg:x1="9.96cm" svg:y1="8.835cm" svg:x2="13.008cm" svg:y2="8.835cm">
          <text:p text:style-name="P2"/>
        </draw:line>
        <draw:line draw:style-name="gr4" draw:text-style-name="P1" draw:layer="layout" svg:x1="8.69cm" svg:y1="8.5cm" svg:x2="6.15cm" svg:y2="4.69cm">
          <text:p text:style-name="P2"/>
        </draw:line>
        <draw:circle draw:style-name="gr5" draw:text-style-name="P1" draw:layer="layout" svg:width="0.254cm" svg:height="0.254cm" svg:x="5.998cm" svg:y="4.538cm">
          <text:p text:style-name="P2"/>
        </draw:circle>
        <draw:frame draw:style-name="gr6" draw:text-style-name="P2" draw:layer="layout" svg:width="1.27cm" svg:height="0.963cm" svg:x="5.28cm" svg:y="3.855cm">
          <draw:text-box>
            <text:p text:style-name="P2">P</text:p>
          </draw:text-box>
        </draw:frame>
        <draw:line draw:style-name="gr3" draw:text-style-name="P1" draw:layer="layout" svg:x1="6.305cm" svg:y1="9.47cm" svg:x2="7.956cm" svg:y2="9.47cm">
          <text:p text:style-name="P2"/>
        </draw:line>
        <draw:line draw:style-name="gr3" draw:text-style-name="P1" draw:layer="layout" svg:x1="8.055cm" svg:y1="9.47cm" svg:x2="9.071cm" svg:y2="9.47cm">
          <text:p text:style-name="P2"/>
        </draw:line>
        <draw:frame draw:style-name="gr7" draw:layer="layout" svg:width="3.175cm" svg:height="1.222cm" svg:x="7.42cm" svg:y="5.3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862cm" svg:height="1.001cm" svg:x="13.27cm" svg:y="8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904cm" svg:height="1.001cm" svg:x="5.781cm" svg:y="1.6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62cm" svg:height="1.001cm" svg:x="4.88cm" svg:y="6.2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0.862cm" svg:height="1.001cm" svg:x="6.685cm" svg:y="9.6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.252cm" svg:height="1.001cm" svg:x="7.855cm" svg:y="9.60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944cm" svg:height="1.001cm" svg:x="9.733cm" svg:y="7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1.608cm" svg:height="1.001cm" svg:x="1.531cm" svg:y="7.33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Ben</meta:initial-creator>
    <meta:creation-date>2006-09-21T10:43:46</meta:creation-date>
    <dc:date>2006-11-17T17:28:41</dc:date>
    <dc:language>en-US</dc:language>
    <meta:editing-cycles>5</meta:editing-cycles>
    <meta:editing-duration>PT29M4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row>
        <math:msup>
          <math:mi>x</math:mi>
          <math:mn>2</math:mn>
        </math:msup>
        <math:mo math:stretchy="false"></math:mo>
        <math:msup>
          <math:mi>h</math:mi>
          <math:mn>2</math:mn>
        </math:msup>
      </math:mrow>
    </math:msqrt>
    <math:annotation math:encoding="StarMath 5.0">sqrt{x^2 + h^2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</math:mo>
    </math:mover>
    <math:annotation math:encoding="StarMath 5.0">hat x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</math:mo>
    </math:mover>
    <math:annotation math:encoding="StarMath 5.0">hat y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 math:fontstyle="italic">dx</math:mi>
    <math:annotation math:encoding="StarMath 5.0">d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L</math:mi>
    </math:mrow>
    <math:annotation math:encoding="StarMath 5.0">-L</math:annotation>
  </math:semantics>
</math:math>
</file>